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ardinal Alternate" svg:font-family="'Cardinal Alternate'" style:font-adornments="Gras"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Old English Text MT" svg:font-family="'Old English Text MT'" style:font-adornments="Normal"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Carac" style:family="table">
      <style:table-properties style:width="12cm" table:align="center"/>
    </style:style>
    <style:style style:name="Carac.A" style:family="table-column">
      <style:table-column-properties style:column-width="5.999cm"/>
    </style:style>
    <style:style style:name="Carac.B" style:family="table-column">
      <style:table-column-properties style:column-width="6.001cm"/>
    </style:style>
    <style:style style:name="Carac.A1" style:family="table-cell">
      <style:table-cell-properties fo:background-color="#c0c0c0" fo:padding="0.097cm" fo:border="none">
        <style:background-image/>
      </style:table-cell-properties>
    </style:style>
    <style:style style:name="Carac.A2" style:family="table-cell">
      <style:table-cell-properties fo:padding="0.097cm" fo:border="none"/>
    </style:style>
    <style:style style:name="Carac.B2" style:family="table-cell">
      <style:table-cell-properties fo:padding="0.097cm" fo:border="none"/>
    </style:style>
    <style:style style:name="Carac.A3" style:family="table-cell">
      <style:table-cell-properties fo:background-color="#e6e6e6" fo:padding="0.097cm" fo:border="none">
        <style:background-image/>
      </style:table-cell-properties>
    </style:style>
    <style:style style:name="Carac.A4" style:family="table-cell">
      <style:table-cell-properties fo:padding="0.097cm" fo:border="none"/>
    </style:style>
    <style:style style:name="Carac.B4" style:family="table-cell">
      <style:table-cell-properties fo:padding="0.097cm" fo:border="none"/>
    </style:style>
    <style:style style:name="Carac.A6" style:family="table-cell">
      <style:table-cell-properties fo:padding="0.097cm" fo:border="none"/>
    </style:style>
    <style:style style:name="Carac.B6" style:family="table-cell">
      <style:table-cell-properties fo:padding="0.097cm" fo:border="none"/>
    </style:style>
    <style:style style:name="Tableau1" style:family="table">
      <style:table-properties style:width="12cm" table:align="center"/>
    </style:style>
    <style:style style:name="Tableau1.A" style:family="table-column">
      <style:table-column-properties style:column-width="5.999cm"/>
    </style:style>
    <style:style style:name="Tableau1.B" style:family="table-column">
      <style:table-column-properties style:column-width="6.001cm"/>
    </style:style>
    <style:style style:name="Tableau1.A1" style:family="table-cell">
      <style:table-cell-properties fo:background-color="#c0c0c0" fo:padding="0.097cm" fo:border="none">
        <style:background-image/>
      </style:table-cell-properties>
    </style:style>
    <style:style style:name="Tableau1.A2" style:family="table-cell">
      <style:table-cell-properties fo:padding="0.097cm" fo:border="none"/>
    </style:style>
    <style:style style:name="Tableau1.B2" style:family="table-cell">
      <style:table-cell-properties fo:padding="0.097cm" fo:border="none"/>
    </style:style>
    <style:style style:name="Tableau1.A3" style:family="table-cell">
      <style:table-cell-properties fo:background-color="#e6e6e6" fo:padding="0.097cm" fo:border="none">
        <style:background-image/>
      </style:table-cell-properties>
    </style:style>
    <style:style style:name="Tableau1.A4" style:family="table-cell">
      <style:table-cell-properties fo:padding="0.097cm" fo:border="none"/>
    </style:style>
    <style:style style:name="Tableau1.B4" style:family="table-cell">
      <style:table-cell-properties fo:padding="0.097cm" fo:border="none"/>
    </style:style>
    <style:style style:name="Tableau1.A6" style:family="table-cell">
      <style:table-cell-properties fo:padding="0.097cm" fo:border="none"/>
    </style:style>
    <style:style style:name="Tableau1.B6" style:family="table-cell">
      <style:table-cell-properties fo:padding="0.097cm" fo:border="none"/>
    </style:style>
    <style:style style:name="Difficulte" style:family="table">
      <style:table-properties style:width="8.867cm" fo:margin-left="3.833cm" table:align="left" style:shadow="none"/>
    </style:style>
    <style:style style:name="Difficulte.A" style:family="table-column">
      <style:table-column-properties style:column-width="4.657cm"/>
    </style:style>
    <style:style style:name="Difficulte.B" style:family="table-column">
      <style:table-column-properties style:column-width="4.21cm"/>
    </style:style>
    <style:style style:name="Difficulte.A1" style:family="table-cell">
      <style:table-cell-properties fo:background-color="#c0c0c0" fo:padding="0cm" fo:border-left="0.05pt solid #000000" fo:border-right="none" fo:border-top="0.05pt solid #000000" fo:border-bottom="0.05pt solid #000000">
        <style:background-image/>
      </style:table-cell-properties>
    </style:style>
    <style:style style:name="Difficulte.B1" style:family="table-cell">
      <style:table-cell-properties fo:background-color="#c0c0c0" fo:padding="0cm" fo:border="0.05pt solid #000000">
        <style:background-image/>
      </style:table-cell-properties>
    </style:style>
    <style:style style:name="Difficulte.A2" style:family="table-cell">
      <style:table-cell-properties fo:padding="0cm" fo:border-left="0.05pt solid #000000" fo:border-right="none" fo:border-top="none" fo:border-bottom="0.05pt solid #000000"/>
    </style:style>
    <style:style style:name="Difficulte.B2" style:family="table-cell">
      <style:table-cell-properties fo:padding="0cm" fo:border-left="0.05pt solid #000000" fo:border-right="0.05pt solid #000000" fo:border-top="none" fo:border-bottom="0.05pt solid #000000"/>
    </style:style>
    <style:style style:name="Difficulte.A3" style:family="table-cell">
      <style:table-cell-properties fo:background-color="#e6e6e6" fo:padding="0cm" fo:border-left="0.05pt solid #000000" fo:border-right="none" fo:border-top="none" fo:border-bottom="0.05pt solid #000000">
        <style:background-image/>
      </style:table-cell-properties>
    </style:style>
    <style:style style:name="Difficulte.B3" style:family="table-cell">
      <style:table-cell-properties fo:background-color="#e6e6e6" fo:padding="0cm" fo:border-left="0.05pt solid #000000" fo:border-right="0.05pt solid #000000" fo:border-top="none" fo:border-bottom="0.05pt solid #000000">
        <style:background-image/>
      </style:table-cell-properties>
    </style:style>
    <style:style style:name="Difficulte.A4" style:family="table-cell">
      <style:table-cell-properties fo:padding="0cm" fo:border-left="0.05pt solid #000000" fo:border-right="none" fo:border-top="none" fo:border-bottom="0.05pt solid #000000"/>
    </style:style>
    <style:style style:name="Difficulte.B4" style:family="table-cell">
      <style:table-cell-properties fo:padding="0cm" fo:border-left="0.05pt solid #000000" fo:border-right="0.05pt solid #000000" fo:border-top="none" fo:border-bottom="0.05pt solid #000000"/>
    </style:style>
    <style:style style:name="Difficulte.A6" style:family="table-cell">
      <style:table-cell-properties fo:padding="0cm" fo:border-left="0.05pt solid #000000" fo:border-right="none" fo:border-top="none" fo:border-bottom="0.05pt solid #000000"/>
    </style:style>
    <style:style style:name="Difficulte.B6" style:family="table-cell">
      <style:table-cell-properties fo:padding="0cm" fo:border-left="0.05pt solid #000000" fo:border-right="0.05pt solid #000000" fo:border-top="none" fo:border-bottom="0.05pt solid #000000"/>
    </style:style>
    <style:style style:name="Tableau2" style:family="table">
      <style:table-properties style:width="12.536cm" fo:margin-left="2.656cm" table:align="left" style:shadow="none"/>
    </style:style>
    <style:style style:name="Tableau2.A" style:family="table-column">
      <style:table-column-properties style:column-width="2.681cm"/>
    </style:style>
    <style:style style:name="Tableau2.B" style:family="table-column">
      <style:table-column-properties style:column-width="4.798cm"/>
    </style:style>
    <style:style style:name="Tableau2.C" style:family="table-column">
      <style:table-column-properties style:column-width="5.057cm"/>
    </style:style>
    <style:style style:name="Tableau2.A1" style:family="table-cell">
      <style:table-cell-properties fo:background-color="#c0c0c0" fo:padding="0cm" fo:border-left="0.05pt solid #000000" fo:border-right="none" fo:border-top="0.05pt solid #000000" fo:border-bottom="0.05pt solid #000000">
        <style:background-image/>
      </style:table-cell-properties>
    </style:style>
    <style:style style:name="Tableau2.C1" style:family="table-cell">
      <style:table-cell-properties fo:background-color="#c0c0c0" fo:padding="0cm" fo:border="0.05pt solid #000000">
        <style:background-image/>
      </style:table-cell-properties>
    </style:style>
    <style:style style:name="Tableau2.A2" style:family="table-cell">
      <style:table-cell-properties fo:padding="0cm" fo:border-left="0.05pt solid #000000" fo:border-right="none" fo:border-top="none" fo:border-bottom="0.05pt solid #000000"/>
    </style:style>
    <style:style style:name="Tableau2.B2" style:family="table-cell">
      <style:table-cell-properties fo:padding="0cm" fo:border-left="0.05pt solid #000000" fo:border-right="none" fo:border-top="none" fo:border-bottom="0.05pt solid #000000"/>
    </style:style>
    <style:style style:name="Tableau2.C2" style:family="table-cell">
      <style:table-cell-properties fo:padding="0cm" fo:border-left="0.05pt solid #000000" fo:border-right="0.05pt solid #000000" fo:border-top="none" fo:border-bottom="0.05pt solid #000000"/>
    </style:style>
    <style:style style:name="Tableau2.A3" style:family="table-cell">
      <style:table-cell-properties fo:background-color="#e6e6e6" fo:padding="0cm" fo:border-left="0.05pt solid #000000" fo:border-right="none" fo:border-top="none" fo:border-bottom="0.05pt solid #000000">
        <style:background-image/>
      </style:table-cell-properties>
    </style:style>
    <style:style style:name="Tableau2.C3" style:family="table-cell">
      <style:table-cell-properties fo:background-color="#e6e6e6" fo:padding="0cm" fo:border-left="0.05pt solid #000000" fo:border-right="0.05pt solid #000000" fo:border-top="none" fo:border-bottom="0.05pt solid #000000">
        <style:background-image/>
      </style:table-cell-properties>
    </style:style>
    <style:style style:name="Tableau2.A4" style:family="table-cell">
      <style:table-cell-properties fo:padding="0cm" fo:border-left="0.05pt solid #000000" fo:border-right="none" fo:border-top="none" fo:border-bottom="0.05pt solid #000000"/>
    </style:style>
    <style:style style:name="Tableau2.B4" style:family="table-cell">
      <style:table-cell-properties fo:padding="0cm" fo:border-left="0.05pt solid #000000" fo:border-right="none" fo:border-top="none" fo:border-bottom="0.05pt solid #000000"/>
    </style:style>
    <style:style style:name="Tableau2.C4" style:family="table-cell">
      <style:table-cell-properties fo:padding="0cm" fo:border-left="0.05pt solid #000000" fo:border-right="0.05pt solid #000000" fo:border-top="none" fo:border-bottom="0.05pt solid #000000"/>
    </style:style>
    <style:style style:name="P1" style:family="paragraph" style:parent-style-name="Header">
      <style:text-properties officeooo:rsid="00bd5ec1" officeooo:paragraph-rsid="00bd5ec1"/>
    </style:style>
    <style:style style:name="P2" style:family="paragraph" style:parent-style-name="Nouvelle">
      <style:text-properties officeooo:rsid="0018f46f"/>
    </style:style>
    <style:style style:name="P3" style:family="paragraph" style:parent-style-name="Text_20_body">
      <style:text-properties officeooo:paragraph-rsid="0100eaf8"/>
    </style:style>
    <style:style style:name="P4" style:family="paragraph" style:parent-style-name="Text_20_body">
      <style:text-properties officeooo:rsid="01067885" officeooo:paragraph-rsid="01067885"/>
    </style:style>
    <style:style style:name="P5" style:family="paragraph" style:parent-style-name="Text_20_body">
      <style:text-properties officeooo:rsid="010d1a22" officeooo:paragraph-rsid="010d1a22"/>
    </style:style>
    <style:style style:name="P6" style:family="paragraph" style:parent-style-name="Text_20_body">
      <style:text-properties officeooo:paragraph-rsid="01126963"/>
    </style:style>
    <style:style style:name="P7" style:family="paragraph" style:parent-style-name="Text_20_body">
      <style:text-properties officeooo:paragraph-rsid="011f1870"/>
    </style:style>
    <style:style style:name="P8" style:family="paragraph" style:parent-style-name="Text_20_body">
      <style:text-properties officeooo:rsid="01223b23" officeooo:paragraph-rsid="01223b23"/>
    </style:style>
    <style:style style:name="P9" style:family="paragraph" style:parent-style-name="Text_20_body">
      <style:text-properties officeooo:rsid="01223b23" officeooo:paragraph-rsid="011f1870"/>
    </style:style>
    <style:style style:name="P10" style:family="paragraph" style:parent-style-name="Text_20_body">
      <style:text-properties officeooo:rsid="011f1870" officeooo:paragraph-rsid="011f1870"/>
    </style:style>
    <style:style style:name="P11" style:family="paragraph" style:parent-style-name="Text_20_body">
      <style:paragraph-properties fo:text-align="center" style:justify-single-word="false"/>
      <style:text-properties officeooo:rsid="011f1870" officeooo:paragraph-rsid="011f1870"/>
    </style:style>
    <style:style style:name="P12" style:family="paragraph" style:parent-style-name="Text_20_body">
      <style:text-properties officeooo:rsid="01264a84" officeooo:paragraph-rsid="01264a84"/>
    </style:style>
    <style:style style:name="P13" style:family="paragraph" style:parent-style-name="Text_20_body">
      <style:text-properties officeooo:rsid="01264a84" officeooo:paragraph-rsid="01268e69"/>
    </style:style>
    <style:style style:name="P14" style:family="paragraph" style:parent-style-name="Text_20_body">
      <style:text-properties officeooo:rsid="01268e69" officeooo:paragraph-rsid="01268e69"/>
    </style:style>
    <style:style style:name="P15" style:family="paragraph" style:parent-style-name="Text_20_body">
      <style:text-properties officeooo:rsid="01290e1e" officeooo:paragraph-rsid="012a4567"/>
    </style:style>
    <style:style style:name="P16" style:family="paragraph" style:parent-style-name="Text_20_body">
      <style:text-properties officeooo:rsid="012c37e9" officeooo:paragraph-rsid="012c37e9"/>
    </style:style>
    <style:style style:name="P17" style:family="paragraph" style:parent-style-name="Corps_20_de_20_Texte_20__2b__20_Lettrine">
      <style:text-properties officeooo:rsid="0100eaf8"/>
    </style:style>
    <style:style style:name="P18" style:family="paragraph" style:parent-style-name="Corps_20_de_20_Texte_20__2b__20_Lettrine">
      <style:text-properties officeooo:rsid="010c4196"/>
    </style:style>
    <style:style style:name="P19" style:family="paragraph" style:parent-style-name="Corps_20_de_20_Texte_20__2b__20_Lettrine">
      <style:text-properties officeooo:paragraph-rsid="01126963"/>
    </style:style>
    <style:style style:name="P20" style:family="paragraph" style:parent-style-name="Table_20_Contents">
      <style:paragraph-properties fo:text-align="center" style:justify-single-word="false"/>
      <style:text-properties style:font-name="Garamond" officeooo:rsid="0123e1af" officeooo:paragraph-rsid="0123e1af"/>
    </style:style>
    <style:style style:name="P21" style:family="paragraph" style:parent-style-name="Table_20_Contents">
      <style:paragraph-properties fo:text-align="center" style:justify-single-word="false"/>
      <style:text-properties style:font-name="Garamond" officeooo:rsid="0123e1af" officeooo:paragraph-rsid="012a4567"/>
    </style:style>
    <style:style style:name="P22" style:family="paragraph" style:parent-style-name="Table_20_Contents">
      <style:paragraph-properties fo:text-align="center" style:justify-single-word="false"/>
      <style:text-properties style:font-name="Garamond" officeooo:rsid="01290e1e" officeooo:paragraph-rsid="012a4567"/>
    </style:style>
    <style:style style:name="P23" style:family="paragraph" style:parent-style-name="Table_20_Contents">
      <style:paragraph-properties fo:text-align="center" style:justify-single-word="false"/>
      <style:text-properties style:font-name="Garamond" officeooo:rsid="012a4567" officeooo:paragraph-rsid="012a4567"/>
    </style:style>
    <style:style style:name="P24" style:family="paragraph" style:parent-style-name="Table_20_Heading">
      <style:paragraph-properties fo:text-align="center" style:justify-single-word="false"/>
      <style:text-properties style:font-name="Garamond" officeooo:rsid="0123e1af" officeooo:paragraph-rsid="0123e1af"/>
    </style:style>
    <style:style style:name="P25" style:family="paragraph" style:parent-style-name="Table_20_Heading">
      <style:paragraph-properties fo:text-align="center" style:justify-single-word="false"/>
      <style:text-properties style:font-name="Garamond" officeooo:rsid="0123e1af" officeooo:paragraph-rsid="012a4567"/>
    </style:style>
    <style:style style:name="P26" style:family="paragraph" style:parent-style-name="Heading_20_1">
      <style:text-properties officeooo:rsid="01118597" officeooo:paragraph-rsid="01118597"/>
    </style:style>
    <style:style style:name="P27" style:family="paragraph" style:parent-style-name="Heading_20_1">
      <style:text-properties officeooo:paragraph-rsid="0136c764"/>
    </style:style>
    <style:style style:name="P28" style:family="paragraph" style:parent-style-name="Heading_20_1">
      <style:text-properties officeooo:paragraph-rsid="01435a92"/>
    </style:style>
    <style:style style:name="P29" style:family="paragraph" style:parent-style-name="Heading_20_1">
      <style:paragraph-properties fo:break-before="page"/>
      <style:text-properties officeooo:rsid="00fa82ac" officeooo:paragraph-rsid="00fa82ac"/>
    </style:style>
    <style:style style:name="P30" style:family="paragraph" style:parent-style-name="Text_20_body" style:list-style-name="L1">
      <style:text-properties officeooo:paragraph-rsid="011b6faa"/>
    </style:style>
    <style:style style:name="P31" style:family="paragraph" style:parent-style-name="Text_20_body" style:list-style-name="L1">
      <style:text-properties officeooo:paragraph-rsid="011dc44b"/>
    </style:style>
    <style:style style:name="P32" style:family="paragraph" style:parent-style-name="Text_20_body" style:list-style-name="L2">
      <style:text-properties officeooo:rsid="01264a84" officeooo:paragraph-rsid="01264a84"/>
    </style:style>
    <style:style style:name="P33" style:family="paragraph" style:parent-style-name="Text_20_body" style:list-style-name="L2">
      <style:text-properties officeooo:rsid="01268e69" officeooo:paragraph-rsid="01268e69"/>
    </style:style>
    <style:style style:name="P34" style:family="paragraph" style:parent-style-name="Text_20_body">
      <style:text-properties officeooo:paragraph-rsid="012c37e9"/>
    </style:style>
    <style:style style:name="P35" style:family="paragraph" style:parent-style-name="Text_20_body">
      <style:text-properties officeooo:paragraph-rsid="0136c764"/>
    </style:style>
    <style:style style:name="P36" style:family="paragraph" style:parent-style-name="Text_20_body">
      <style:text-properties officeooo:paragraph-rsid="01397cbd"/>
    </style:style>
    <style:style style:name="P37" style:family="paragraph" style:parent-style-name="Text_20_body" style:list-style-name="L3">
      <style:text-properties officeooo:paragraph-rsid="01397cbd"/>
    </style:style>
    <style:style style:name="P38" style:family="paragraph" style:parent-style-name="Text_20_body" style:list-style-name="L3">
      <style:text-properties officeooo:rsid="00b5fca1" officeooo:paragraph-rsid="01397cbd"/>
    </style:style>
    <style:style style:name="P39" style:family="paragraph" style:parent-style-name="Text_20_body">
      <style:text-properties officeooo:paragraph-rsid="013e22b7"/>
    </style:style>
    <style:style style:name="P40" style:family="paragraph" style:parent-style-name="Text_20_body" style:list-style-name="L4">
      <style:text-properties officeooo:paragraph-rsid="013e22b7"/>
    </style:style>
    <style:style style:name="P41" style:family="paragraph" style:parent-style-name="Text_20_body" style:list-style-name="L4">
      <style:text-properties officeooo:paragraph-rsid="014a8427"/>
    </style:style>
    <style:style style:name="P42" style:family="paragraph" style:parent-style-name="Text_20_body">
      <style:text-properties officeooo:paragraph-rsid="013fd239"/>
    </style:style>
    <style:style style:name="P43" style:family="paragraph" style:parent-style-name="Text_20_body">
      <style:text-properties officeooo:paragraph-rsid="0141b495"/>
    </style:style>
    <style:style style:name="P44" style:family="paragraph" style:parent-style-name="Text_20_body" style:list-style-name="L5">
      <style:text-properties officeooo:paragraph-rsid="0141b495"/>
    </style:style>
    <style:style style:name="P45" style:family="paragraph" style:parent-style-name="Text_20_body">
      <style:paragraph-properties fo:text-align="center" style:justify-single-word="false"/>
      <style:text-properties officeooo:paragraph-rsid="0141b495"/>
    </style:style>
    <style:style style:name="P46" style:family="paragraph" style:parent-style-name="Text_20_body">
      <style:text-properties officeooo:paragraph-rsid="01435a92"/>
    </style:style>
    <style:style style:name="P47" style:family="paragraph" style:parent-style-name="Text_20_body">
      <style:text-properties officeooo:paragraph-rsid="0148507f"/>
    </style:style>
    <style:style style:name="P48" style:family="paragraph" style:parent-style-name="Text_20_body">
      <style:text-properties officeooo:paragraph-rsid="014a8427"/>
    </style:style>
    <style:style style:name="P49" style:family="paragraph" style:parent-style-name="Text_20_body">
      <style:text-properties officeooo:paragraph-rsid="014e10da"/>
    </style:style>
    <style:style style:name="P50" style:family="paragraph" style:parent-style-name="Text_20_body" style:list-style-name="L6">
      <style:text-properties officeooo:paragraph-rsid="014e10da"/>
    </style:style>
    <style:style style:name="P51" style:family="paragraph" style:parent-style-name="Text_20_body">
      <style:text-properties officeooo:paragraph-rsid="01500e2c"/>
    </style:style>
    <style:style style:name="P52" style:family="paragraph" style:parent-style-name="Text_20_body">
      <style:text-properties officeooo:paragraph-rsid="015202dd"/>
    </style:style>
    <style:style style:name="P53" style:family="paragraph" style:parent-style-name="Text_20_body">
      <style:text-properties officeooo:paragraph-rsid="0152f9a2"/>
    </style:style>
    <style:style style:name="P54" style:family="paragraph" style:parent-style-name="Text_20_body" style:list-style-name="L7">
      <style:text-properties officeooo:paragraph-rsid="0152f9a2"/>
    </style:style>
    <style:style style:name="P55" style:family="paragraph" style:parent-style-name="Heading_20_2">
      <style:text-properties officeooo:rsid="00fa82ac" officeooo:paragraph-rsid="00fa82ac"/>
    </style:style>
    <style:style style:name="P56" style:family="paragraph" style:parent-style-name="Heading_20_2">
      <style:text-properties officeooo:paragraph-rsid="00fa82ac"/>
    </style:style>
    <style:style style:name="P57" style:family="paragraph" style:parent-style-name="Heading_20_2">
      <style:text-properties officeooo:rsid="0070fe05" officeooo:paragraph-rsid="01126963"/>
    </style:style>
    <style:style style:name="P58" style:family="paragraph" style:parent-style-name="Heading_20_2">
      <style:text-properties officeooo:rsid="011a0531" officeooo:paragraph-rsid="011a0531"/>
    </style:style>
    <style:style style:name="P59" style:family="paragraph" style:parent-style-name="Heading_20_2">
      <style:text-properties officeooo:rsid="011a0531" officeooo:paragraph-rsid="01290e1e"/>
    </style:style>
    <style:style style:name="P60" style:family="paragraph" style:parent-style-name="Heading_20_2">
      <style:text-properties officeooo:paragraph-rsid="01397cbd"/>
    </style:style>
    <style:style style:name="P61" style:family="paragraph" style:parent-style-name="Heading_20_2">
      <style:text-properties officeooo:rsid="007146ff" officeooo:paragraph-rsid="01397cbd"/>
    </style:style>
    <style:style style:name="P62" style:family="paragraph" style:parent-style-name="Heading_20_2">
      <style:text-properties officeooo:paragraph-rsid="014bfe1b"/>
    </style:style>
    <style:style style:name="P63" style:family="paragraph" style:parent-style-name="Heading_20_3">
      <style:text-properties officeooo:paragraph-rsid="013fd239"/>
    </style:style>
    <style:style style:name="P64" style:family="paragraph" style:parent-style-name="Heading_20_3">
      <style:text-properties officeooo:paragraph-rsid="0141b495"/>
    </style:style>
    <style:style style:name="P65" style:family="paragraph" style:parent-style-name="Heading_20_3">
      <style:text-properties officeooo:paragraph-rsid="014548c1"/>
    </style:style>
    <style:style style:name="P66" style:family="paragraph" style:parent-style-name="Heading_20_3">
      <style:text-properties officeooo:paragraph-rsid="0147bd3d"/>
    </style:style>
    <style:style style:name="P67" style:family="paragraph" style:parent-style-name="Heading_20_3">
      <style:text-properties officeooo:paragraph-rsid="014a8427"/>
    </style:style>
    <style:style style:name="P68" style:family="paragraph" style:parent-style-name="Heading_20_3">
      <style:text-properties officeooo:paragraph-rsid="014e10da"/>
    </style:style>
    <style:style style:name="P69" style:family="paragraph" style:parent-style-name="Heading_20_3">
      <style:text-properties officeooo:paragraph-rsid="01500e2c"/>
    </style:style>
    <style:style style:name="P70" style:family="paragraph" style:parent-style-name="Corps_20_de_20_Texte_20__2b__20_Lettrine">
      <style:text-properties officeooo:rsid="00b49c0b" officeooo:paragraph-rsid="01397cbd"/>
    </style:style>
    <style:style style:name="P71" style:family="paragraph" style:parent-style-name="Corps_20_de_20_Texte_20__2b__20_Lettrine">
      <style:text-properties officeooo:rsid="00b5fca1" officeooo:paragraph-rsid="01397cbd"/>
    </style:style>
    <style:style style:name="P72" style:family="paragraph" style:parent-style-name="Table_20_Contents">
      <style:paragraph-properties fo:text-align="center" style:justify-single-word="false"/>
      <style:text-properties style:font-name="Garamond" officeooo:paragraph-rsid="01435a92"/>
    </style:style>
    <style:style style:name="P73" style:family="paragraph" style:parent-style-name="Table_20_Heading">
      <style:text-properties style:font-name="Garamond" officeooo:paragraph-rsid="01435a92"/>
    </style:style>
    <style:style style:name="P74" style:family="paragraph" style:parent-style-name="Contents_20_Heading">
      <style:paragraph-properties fo:break-before="page"/>
    </style:style>
    <style:style style:name="P75" style:family="paragraph" style:parent-style-name="Contents_20_1">
      <style:paragraph-properties>
        <style:tab-stops>
          <style:tab-stop style:position="17cm" style:type="right" style:leader-style="dotted" style:leader-text="."/>
        </style:tab-stops>
      </style:paragraph-properties>
    </style:style>
    <style:style style:name="P76" style:family="paragraph" style:parent-style-name="Contents_20_2">
      <style:paragraph-properties>
        <style:tab-stops>
          <style:tab-stop style:position="16cm" style:type="right" style:leader-style="dotted" style:leader-text="."/>
        </style:tab-stops>
      </style:paragraph-properties>
    </style:style>
    <style:style style:name="T1" style:family="text">
      <style:text-properties officeooo:rsid="00fa82ac"/>
    </style:style>
    <style:style style:name="T2" style:family="text">
      <style:text-properties officeooo:rsid="00fb969c"/>
    </style:style>
    <style:style style:name="T3" style:family="text">
      <style:text-properties officeooo:rsid="00fbd7dd"/>
    </style:style>
    <style:style style:name="T4" style:family="text">
      <style:text-properties officeooo:rsid="00fd7d3c"/>
    </style:style>
    <style:style style:name="T5" style:family="text">
      <style:text-properties officeooo:rsid="0100eaf8"/>
    </style:style>
    <style:style style:name="T6" style:family="text">
      <style:text-properties officeooo:rsid="01010202"/>
    </style:style>
    <style:style style:name="T7" style:family="text">
      <style:text-properties officeooo:rsid="0101f14b"/>
    </style:style>
    <style:style style:name="T8" style:family="text">
      <style:text-properties officeooo:rsid="0103ced9"/>
    </style:style>
    <style:style style:name="T9" style:family="text">
      <style:text-properties officeooo:rsid="010579b7"/>
    </style:style>
    <style:style style:name="T10" style:family="text">
      <style:text-properties officeooo:rsid="0107e9aa"/>
    </style:style>
    <style:style style:name="T11" style:family="text">
      <style:text-properties officeooo:rsid="0108486e"/>
    </style:style>
    <style:style style:name="T12" style:family="text">
      <style:text-properties officeooo:rsid="010bba2a"/>
    </style:style>
    <style:style style:name="T13" style:family="text">
      <style:text-properties officeooo:rsid="00777a8f"/>
    </style:style>
    <style:style style:name="T14" style:family="text">
      <style:text-properties officeooo:rsid="007d1433"/>
    </style:style>
    <style:style style:name="T15" style:family="text">
      <style:text-properties officeooo:rsid="007d9319"/>
    </style:style>
    <style:style style:name="T16" style:family="text">
      <style:text-properties officeooo:rsid="006b95d3"/>
    </style:style>
    <style:style style:name="T17" style:family="text">
      <style:text-properties officeooo:rsid="00826581"/>
    </style:style>
    <style:style style:name="T18" style:family="text">
      <style:text-properties officeooo:rsid="006d231f"/>
    </style:style>
    <style:style style:name="T19" style:family="text">
      <style:text-properties officeooo:rsid="0071b855"/>
    </style:style>
    <style:style style:name="T20" style:family="text">
      <style:text-properties officeooo:rsid="0072ab52"/>
    </style:style>
    <style:style style:name="T21" style:family="text">
      <style:text-properties officeooo:rsid="0074cab4"/>
    </style:style>
    <style:style style:name="T22" style:family="text">
      <style:text-properties officeooo:rsid="01126963"/>
    </style:style>
    <style:style style:name="T23" style:family="text">
      <style:text-properties officeooo:rsid="011778f6"/>
    </style:style>
    <style:style style:name="T24" style:family="text">
      <style:text-properties officeooo:rsid="01191a56"/>
    </style:style>
    <style:style style:name="T25" style:family="text">
      <style:text-properties officeooo:rsid="011b6faa"/>
    </style:style>
    <style:style style:name="T26" style:family="text">
      <style:text-properties officeooo:rsid="011bc903"/>
    </style:style>
    <style:style style:name="T27" style:family="text">
      <style:text-properties officeooo:rsid="011d62dd"/>
    </style:style>
    <style:style style:name="T28" style:family="text">
      <style:text-properties officeooo:rsid="011dc44b"/>
    </style:style>
    <style:style style:name="T29" style:family="text">
      <style:text-properties fo:font-weight="bold" officeooo:rsid="011dc44b" style:font-weight-asian="bold" style:font-weight-complex="bold"/>
    </style:style>
    <style:style style:name="T30" style:family="text">
      <style:text-properties fo:font-weight="bold" officeooo:rsid="011b6faa" style:font-weight-asian="bold" style:font-weight-complex="bold"/>
    </style:style>
    <style:style style:name="T31" style:family="text">
      <style:text-properties officeooo:rsid="011f1870"/>
    </style:style>
    <style:style style:name="T32" style:family="text">
      <style:text-properties officeooo:rsid="01204ad8"/>
    </style:style>
    <style:style style:name="T33" style:family="text">
      <style:text-properties officeooo:rsid="0124a1f9"/>
    </style:style>
    <style:style style:name="T34" style:family="text">
      <style:text-properties officeooo:rsid="0124b1b8"/>
    </style:style>
    <style:style style:name="T35" style:family="text">
      <style:text-properties officeooo:rsid="0124fa9f"/>
    </style:style>
    <style:style style:name="T36" style:family="text">
      <style:text-properties officeooo:rsid="01268e69"/>
    </style:style>
    <style:style style:name="T37" style:family="text">
      <style:text-properties officeooo:rsid="0127bb60"/>
    </style:style>
    <style:style style:name="T38" style:family="text">
      <style:text-properties officeooo:rsid="01290e1e"/>
    </style:style>
    <style:style style:name="T39" style:family="text">
      <style:text-properties officeooo:rsid="012a4567"/>
    </style:style>
    <style:style style:name="T40" style:family="text">
      <style:text-properties officeooo:rsid="012c37e9"/>
    </style:style>
    <style:style style:name="T41" style:family="text">
      <style:text-properties officeooo:rsid="012cca42"/>
    </style:style>
    <style:style style:name="T42" style:family="text">
      <style:text-properties officeooo:rsid="012cecde"/>
    </style:style>
    <style:style style:name="T43" style:family="text">
      <style:text-properties officeooo:rsid="012e733b"/>
    </style:style>
    <style:style style:name="T44" style:family="text">
      <style:text-properties officeooo:rsid="013003ad"/>
    </style:style>
    <style:style style:name="T45" style:family="text">
      <style:text-properties officeooo:rsid="01340f02"/>
    </style:style>
    <style:style style:name="T46" style:family="text">
      <style:text-properties officeooo:rsid="0134ec7b"/>
    </style:style>
    <style:style style:name="T47" style:family="text">
      <style:text-properties officeooo:rsid="0136a24a"/>
    </style:style>
    <style:style style:name="T48" style:family="text">
      <style:text-properties officeooo:rsid="0136c764"/>
    </style:style>
    <style:style style:name="T49" style:family="text">
      <style:text-properties officeooo:rsid="01397cbd"/>
    </style:style>
    <style:style style:name="T50" style:family="text">
      <style:text-properties officeooo:rsid="00b5fca1"/>
    </style:style>
    <style:style style:name="T51" style:family="text">
      <style:text-properties officeooo:rsid="00b8c90c"/>
    </style:style>
    <style:style style:name="T52" style:family="text">
      <style:text-properties officeooo:rsid="00b49c0b"/>
    </style:style>
    <style:style style:name="T53" style:family="text">
      <style:text-properties officeooo:rsid="00b5ab4c"/>
    </style:style>
    <style:style style:name="T54" style:family="text">
      <style:text-properties officeooo:rsid="013adeb6"/>
    </style:style>
    <style:style style:name="T55" style:family="text">
      <style:text-properties officeooo:rsid="013cadef"/>
    </style:style>
    <style:style style:name="T56" style:family="text">
      <style:text-properties officeooo:rsid="013e22b7"/>
    </style:style>
    <style:style style:name="T57" style:family="text">
      <style:text-properties officeooo:rsid="013fd239"/>
    </style:style>
    <style:style style:name="T58" style:family="text">
      <style:text-properties officeooo:rsid="0141b495"/>
    </style:style>
    <style:style style:name="T59" style:family="text">
      <style:text-properties officeooo:rsid="01435a92"/>
    </style:style>
    <style:style style:name="T60" style:family="text">
      <style:text-properties officeooo:rsid="014548c1"/>
    </style:style>
    <style:style style:name="T61" style:family="text">
      <style:text-properties officeooo:rsid="0147bd3d"/>
    </style:style>
    <style:style style:name="T62" style:family="text">
      <style:text-properties officeooo:rsid="0148507f"/>
    </style:style>
    <style:style style:name="T63" style:family="text">
      <style:text-properties officeooo:rsid="0148865b"/>
    </style:style>
    <style:style style:name="T64" style:family="text">
      <style:text-properties officeooo:rsid="01491837"/>
    </style:style>
    <style:style style:name="T65" style:family="text">
      <style:text-properties officeooo:rsid="014a0e39"/>
    </style:style>
    <style:style style:name="T66" style:family="text">
      <style:text-properties officeooo:rsid="014a8427"/>
    </style:style>
    <style:style style:name="T67" style:family="text">
      <style:text-properties officeooo:rsid="014bfe1b"/>
    </style:style>
    <style:style style:name="T68" style:family="text">
      <style:text-properties officeooo:rsid="014c62df"/>
    </style:style>
    <style:style style:name="T69" style:family="text">
      <style:text-properties officeooo:rsid="014cc44e"/>
    </style:style>
    <style:style style:name="T70" style:family="text">
      <style:text-properties officeooo:rsid="014e10da"/>
    </style:style>
    <style:style style:name="T71" style:family="text">
      <style:text-properties officeooo:rsid="014f32e9"/>
    </style:style>
    <style:style style:name="T72" style:family="text">
      <style:text-properties officeooo:rsid="01500e2c"/>
    </style:style>
    <style:style style:name="T73" style:family="text">
      <style:text-properties officeooo:rsid="015202dd"/>
    </style:style>
    <style:style style:name="T74" style:family="text">
      <style:text-properties officeooo:rsid="0152f9a2"/>
    </style:style>
    <style:style style:name="T75" style:family="text">
      <style:text-properties officeooo:rsid="01539698"/>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Nouvelle"/>
      <text:table-of-content text:style-name="Sect1" text:protected="true" text:name="Table des matières1">
        <text:table-of-content-source text:outline-level="2">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74">Sommaire</text:p>
          </text:index-title>
          <text:p text:style-name="P75"><text:a xlink:type="simple" xlink:href="#__RefHeading__1354_1386669451" text:style-name="Index_20_Link" text:visited-style-name="Index_20_Link">Un monde de limbes et de noirceurs<text:tab/>3</text:a></text:p>
          <text:p text:style-name="P76"><text:a xlink:type="simple" xlink:href="#__RefHeading__1356_1386669451" text:style-name="Index_20_Link" text:visited-style-name="Index_20_Link">De l'aventure<text:tab/>3</text:a></text:p>
          <text:p text:style-name="P76"><text:a xlink:type="simple" xlink:href="#__RefHeading__1358_1386669451" text:style-name="Index_20_Link" text:visited-style-name="Index_20_Link">De la magie et de la technologie<text:tab/>3</text:a></text:p>
          <text:p text:style-name="P76"><text:a xlink:type="simple" xlink:href="#__RefHeading__1360_1386669451" text:style-name="Index_20_Link" text:visited-style-name="Index_20_Link">Du voyage et de la découverte<text:tab/>3</text:a></text:p>
          <text:p text:style-name="P76"><text:a xlink:type="simple" xlink:href="#__RefHeading__1362_1386669451" text:style-name="Index_20_Link" text:visited-style-name="Index_20_Link">Du système de jeu<text:tab/>4</text:a></text:p>
          <text:p text:style-name="P75"><text:a xlink:type="simple" xlink:href="#__RefHeading__385_1400806171" text:style-name="Index_20_Link" text:visited-style-name="Index_20_Link">Les Personnages<text:tab/>5</text:a></text:p>
          <text:p text:style-name="P76"><text:a xlink:type="simple" xlink:href="#__RefHeading__245_1500032861" text:style-name="Index_20_Link" text:visited-style-name="Index_20_Link">Le concept<text:tab/>5</text:a></text:p>
          <text:p text:style-name="P76"><text:a xlink:type="simple" xlink:href="#__RefHeading__387_1400806171" text:style-name="Index_20_Link" text:visited-style-name="Index_20_Link">Attribuer Caractéristiques<text:tab/>5</text:a></text:p>
          <text:p text:style-name="P76"><text:a xlink:type="simple" xlink:href="#__RefHeading__389_1400806171" text:style-name="Index_20_Link" text:visited-style-name="Index_20_Link">Choisir ses aspects<text:tab/>6</text:a></text:p>
          <text:p text:style-name="P76"><text:a xlink:type="simple" xlink:href="#__RefHeading__391_1400806171" text:style-name="Index_20_Link" text:visited-style-name="Index_20_Link">Valoriser ses aspects<text:tab/>7</text:a></text:p>
          <text:p text:style-name="P76"><text:a xlink:type="simple" xlink:href="#__RefHeading__2176_1344227510" text:style-name="Index_20_Link" text:visited-style-name="Index_20_Link">L’équipement<text:tab/>7</text:a></text:p>
          <text:p text:style-name="P76"><text:a xlink:type="simple" xlink:href="#__RefHeading__255_1500032861" text:style-name="Index_20_Link" text:visited-style-name="Index_20_Link">Historique et Personnalité<text:tab/>7</text:a></text:p>
          <text:p text:style-name="P75"><text:a xlink:type="simple" xlink:href="#__RefHeading__951_1344227510" text:style-name="Index_20_Link" text:visited-style-name="Index_20_Link">Système de Jeu<text:tab/>9</text:a></text:p>
          <text:p text:style-name="P76"><text:a xlink:type="simple" xlink:href="#__RefHeading__2178_1344227510" text:style-name="Index_20_Link" text:visited-style-name="Index_20_Link">Résoudre une action<text:tab/>9</text:a></text:p>
          <text:p text:style-name="P76"><text:a xlink:type="simple" xlink:href="#__RefHeading__2180_1344227510" text:style-name="Index_20_Link" text:visited-style-name="Index_20_Link">Adrénaline et Stress<text:tab/>11</text:a></text:p>
          <text:p text:style-name="P75"><text:a xlink:type="simple" xlink:href="#__RefHeading__953_1344227510" text:style-name="Index_20_Link" text:visited-style-name="Index_20_Link">Un peu d'histoire... ou de légendes<text:tab/>13</text:a></text:p>
          <text:p text:style-name="P75"><text:a xlink:type="simple" xlink:href="#__RefHeading__955_1344227510" text:style-name="Index_20_Link" text:visited-style-name="Index_20_Link">Vivre dans les mondes connus<text:tab/>14</text:a></text:p>
          <text:p text:style-name="P75"><text:a xlink:type="simple" xlink:href="#__RefHeading__957_1344227510" text:style-name="Index_20_Link" text:visited-style-name="Index_20_Link">Le Quadran du Dieu Fou<text:tab/>15</text:a></text:p>
        </text:index-body>
      </text:table-of-content>
      <text:p text:style-name="P2"/>
      <text:h text:style-name="P29" text:outline-level="1"><text:bookmark-start text:name="__RefHeading__1354_1386669451"/>Un monde de limbes et de noirceurs<text:bookmark-end text:name="__RefHeading__1354_1386669451"/></text:h>
      <text:p text:style-name="Corps_20_de_20_Texte_20__2b__20_Lettrine"><text:span text:style-name="T1">Limbes </text:span><text:span text:style-name="T45">Stella</text:span><text:span text:style-name="T46">ires</text:span><text:span text:style-name="T1"> vous propose un univers </text:span><text:span text:style-name="T2">spatial décadents, plongés dans l'obscurantisme le plus profond. </text:span><text:span text:style-name="T3">Un univers où des technologies inconnus datant de l'âge d'or de l'humanité, cohabitera avec une sorcellerie reflétant la noirceur de l'humanité. Grandeur et décadence, espoir et fatalité, tout cela cohabite pour donner un univers plein de contraste. </text:span><text:span text:style-name="T4">Venez parcourir les cieux de Limbes </text:span><text:span text:style-name="T45">Stellaires</text:span><text:span text:style-name="T4">.</text:span></text:p>
      <text:h text:style-name="P55" text:outline-level="2"><text:bookmark-start text:name="__RefHeading__1356_1386669451"/>De l'aventure<text:bookmark-end text:name="__RefHeading__1356_1386669451"/></text:h>
      <text:p text:style-name="P17">Peu nombreux sont les hommes qui voyagent à travers les étoiles, et encore plus rare sont ceux qui le font en pleine liberté. Et pourtant, les personnages font parmis de ses exceptions ! Dans les quadrants les moins civilisées des mondes connus, la survie n'est pas forcément aisément pour les voyageurs. L'aventure et la découverte vous attend au tournant ! </text:p>
      <text:p text:style-name="P3"><text:span text:style-name="T5">Il vous faudra parfois affronter un démon issu de profondeurs des limbes, apprendre à chasser le cétacé dans les grandes nébuleuses, fuir devant le terrible Kraken, et, plus simplement, évitez de vous faire expulser par cette bande de paysan qui vous regarde avec un air suspicieux... La vie est plein</text:span><text:span text:style-name="T6">e</text:span><text:span text:style-name="T5"> de rebondissement, </text:span><text:span text:style-name="T6">de surprise </text:span><text:span text:style-name="T7">et de danger </text:span><text:span text:style-name="T6">!</text:span></text:p>
      <text:h text:style-name="P56" text:outline-level="2"><text:bookmark-start text:name="__RefHeading__1358_1386669451"/><text:span text:style-name="T1">De la magie et </text:span><text:span text:style-name="T8">de </text:span><text:span text:style-name="T1">la technologie</text:span><text:bookmark-end text:name="__RefHeading__1358_1386669451"/></text:h>
      <text:p text:style-name="Corps_20_de_20_Texte_20__2b__20_Lettrine"><text:span text:style-name="T8">Grâce à la technologie, l'homme à sut dépasser les limites de sa planète terre et </text:span><text:span text:style-name="T9">conquérir les étoiles. Il ne semblait pas y avoir de limite à ce qu'il pouvait réaliser ! Mais aujourd'hui, une bonne partie de se savoir est perdu, oublié... Mais les productions de cet ancien temps sont encore là ! N'y a-t'il pas un ancien laboratoire sur cette planète abandonnée ? Et cette ville soit disant maudite, ne serait-ce pas une ville défendue par des systèmes automatisés ?</text:span></text:p>
      <text:p text:style-name="P4">La magie est venue plus récemment. On ne peut pas dire qu'il y ai eu d'invention de la magie au sens propre du terme, elle est juste apparut dans plusieurs colonies. Des personnes ont commencé à développé des dons, des sensibilités. Puis vint le culte d'Ishmar, Dieu suprême de la mort, et ses prêtres au pouvoir étrange : celui de rejoindre les Limbes. Le culte a ouvert une seconde fois l'accès aux étoiles. Depuis, la magie semble gagner en force au fil des ans. Et des êtres plus étrange sont apparus ses derniers temps. Les hommes les ont nommés démons, mais ce sont en réalité des créatures issues des profondeurs obscurs des limbes.</text:p>
      <text:h text:style-name="P55" text:outline-level="2"><text:bookmark-start text:name="__RefHeading__1360_1386669451"/>Du voyage et de la découverte<text:bookmark-end text:name="__RefHeading__1360_1386669451"/></text:h>
      <text:p text:style-name="Corps_20_de_20_Texte_20__2b__20_Lettrine"><text:span text:style-name="T10">Voyager, voilà une chose qui est merveilleuse. Chaque quadrant de cette foutue galaxie, chaque planète est un coin unique à visiter. Il y a dans ce monde des endroits merveilleux que vous auriez bien du mal à imaginer, d'autre plus terrifiant que le plus sombre de vos </text:span><text:span text:style-name="T12">cauchemars.</text:span><text:span text:style-name="T10"> Il y a des créatures étranges, improbable, qui pullule par endroits ! Ne prenez pas pour acquis ce dont vous avez </text:span><text:soft-page-break/><text:span text:style-name="T10">l'habitude ! Il vous faudra apprendre chaque monde : sa faune, sa flore, ou tout </text:span><text:span text:style-name="T11">simplement</text:span><text:span text:style-name="T10"> ses coutumes !</text:span></text:p>
      <text:h text:style-name="P55" text:outline-level="2"><text:bookmark-start text:name="__RefHeading__1362_1386669451"/>Du système de jeu<text:bookmark-end text:name="__RefHeading__1362_1386669451"/></text:h>
      <text:p text:style-name="P18">Le système de jeu de Limbes <text:span text:style-name="T47">Stellaires</text:span> a été pensé pour être simple à prendre en main, fun, et dynamique ! Magie, technologie, créature féroce, voyage spatial, … Toutes ces situations doivent pouvoir être gérés sans rompre le rythme du scénario, sans que le conteur n'est de question à se poser. Ici ce qui est important, c'est le personnage : ce qu'il a apprit, ce qui le motive, les choses qui font de lui un être unique, le reste n'est qu'accessoire !</text:p>
      <text:p text:style-name="P5">Le système a été conçu avec tout cela en tête, nous espérons qu'il vous conviendra et vous permettra de vivre des aventures épiques !</text:p>
      <text:h text:style-name="P26" text:outline-level="1"><text:bookmark-start text:name="__RefHeading__385_1400806171"/>Les Personnages<text:bookmark-end text:name="__RefHeading__385_1400806171"/></text:h>
      <text:p text:style-name="P19"><text:span text:style-name="T16">Créer un personnage à </text:span><text:span text:style-name="T22">Limbes Stellaires</text:span><text:span text:style-name="T16"> se fait en </text:span><text:span text:style-name="T22">deux</text:span><text:span text:style-name="T16"> étapes </text:span><text:span text:style-name="T22">très </text:span><text:span text:style-name="T16">simples : attribuer </text:span><text:span text:style-name="T17">l</text:span><text:span text:style-name="T16">es </text:span><text:span text:style-name="T22">caractéristiques</text:span><text:span text:style-name="T16"> </text:span><text:span text:style-name="T17">du personnage, </text:span><text:span text:style-name="T22">choisir ses différents aspect, puis enfin répartir des points dans ceux-ci pour définir leurs niveaux.</text:span><text:span text:style-name="T16"> </text:span><text:span text:style-name="T18">À</text:span><text:span text:style-name="T16"> l'issue de ce processus, vous posséderez une bonne vision de ce que votre personnage sait, ou ne sait pas faire.</text:span></text:p>
      <text:p text:style-name="P6"><text:span text:style-name="T19">Durant la construction de votre personnage, </text:span><text:span text:style-name="T20">n’hésitez</text:span><text:span text:style-name="T19"> pas à discuter avec le </text:span><text:span text:style-name="T20">maître</text:span><text:span text:style-name="T19"> du jeu ou les autres joueurs : ils pourront vous guider, vous aidez. C'est en échangeant que vous obtiendrez un personnage vraiment </text:span><text:span text:style-name="T20">inoubliable.</text:span></text:p>
      <text:h text:style-name="P57" text:outline-level="2"><text:bookmark-start text:name="__RefHeading__245_1500032861"/>Le concept<text:bookmark-end text:name="__RefHeading__245_1500032861"/></text:h>
      <text:p text:style-name="P19"><text:span text:style-name="T21">Avant de procéder aux aspects techniques de la création, il vous faut déjà une idée du personnage que vous désirez obtenir. Avez-vous envie de jouer un jeune </text:span><text:span text:style-name="T23">ambassadeur</text:span><text:span text:style-name="T21"> intriguant </text:span><text:span text:style-name="T23">pour la grandeur de sa nation d'origine ? </text:span><text:span text:style-name="T21">Un guerrier barbare capable de fendre en deux ses adversaires d'un seul coup d'épée ? </text:span><text:span text:style-name="T23">Un sombre chasseur de démon ? Un mécanicien pour qui la technologie est une seconde nature ?</text:span></text:p>
      <text:p text:style-name="P6"><text:span text:style-name="T13">La variété des personnages jouable à </text:span><text:span text:style-name="T24">Limbes Stellaires</text:span><text:span text:style-name="T13"> est </text:span><text:span text:style-name="T24">sans réel limite</text:span><text:span text:style-name="T13">. Profitez-en et jouez un personnage totalement unique ! </text:span><text:span text:style-name="T14">Vous n'arrivez pas à vous faire une idée ? Alors commencez simplement en définissant sa profession, ses hobbies. Puis, en discutant avec le </text:span><text:span text:style-name="T15">maître,</text:span><text:span text:style-name="T14"> essayez d'isoler des ambitions, puis les traits de caractère qui pourrait le conduire ici. Votre personnage prendra ainsi forme, petit à petit.</text:span></text:p>
      <text:h text:style-name="P58" text:outline-level="2"><text:bookmark-start text:name="__RefHeading__387_1400806171"/>Attribuer Caractéristiques<text:bookmark-end text:name="__RefHeading__387_1400806171"/></text:h>
      <text:p text:style-name="Corps_20_de_20_Texte_20__2b__20_Lettrine">Les caractéristiques représentent les capacités naturelles du personnage : ce qu'il est capable de faire et de réussir sans apprentissage particulier. Certains sont plus fort, d'autres plus intelligent… Dans Limbes Stellaires, les caractéristiques sont les suivantes :</text:p>
      <text:list xml:id="list3457733586484076862" text:style-name="L1">
        <text:list-item>
          <text:p text:style-name="P30"><text:span text:style-name="T30">Aventurier :</text:span><text:span text:style-name="T25"> concerne toutes les actions courantes de la vie d'un aventurier tels que survivre, tendre l'oreille, conduire un véhicule quel qu'il soit, … C'est la caractéristique mis en avant par les baroudeurs ou les pilotes.</text:span></text:p>
        </text:list-item>
        <text:list-item>
          <text:p text:style-name="P30"><text:span text:style-name="T30">Guerrier :</text:span><text:span text:style-name="T25"> concerne toutes les actions de combats que ce soit au corps à corps, à distance, ou avec le canon d'un vaisseau spatial. C'est la caractéristique mis en avant par les soldats, les mercenaires.</text:span></text:p>
        </text:list-item>
        <text:list-item>
          <text:p text:style-name="P30"><text:span text:style-name="T30">Diplomate :</text:span><text:span text:style-name="T25"> concerne les actions relationnelles que le personnage va être amené à faire </text:span><text:span text:style-name="T26">tels que</text:span><text:span text:style-name="T25"> négocier, séduire, baratiner, … C'est la caractéristique mis en avant par les marchands et les ambassadeurs.</text:span></text:p>
        </text:list-item>
        <text:list-item>
          <text:p text:style-name="P30"><text:span text:style-name="T30">Technologue :</text:span><text:span text:style-name="T25"> concerne les actions en rapport avec la compréhension de la technologie </text:span><text:span text:style-name="T26">tels que</text:span><text:span text:style-name="T25"> </text:span><text:span text:style-name="T26">f</text:span><text:span text:style-name="T25">aire fonctionner un objet ancien, réparer un véhicule, </text:span><text:span text:style-name="T26">ou plus simplement bricoler. C'est la caractéristique mis en avant par les scientifiques et les mécan</text:span><text:span text:style-name="T27">iciens.</text:span></text:p>
        </text:list-item>
        <text:list-item>
          <text:p text:style-name="P31"><text:soft-page-break/><text:span text:style-name="T29">Sorcier :</text:span><text:span text:style-name="T28"> concerne les actions en rapport avec les arts occultes de la magie tels que lancer un sort, concocter une étrange potion, ou avoir des connaissances sur un démon que vous vous apprêtez à affronter ! C'est la caractéristique mis en avant par les sorciers, shamans, ou autres utilisateurs de magies.</text:span></text:p>
        </text:list-item>
      </text:list>
      <text:p text:style-name="P8">Les caractéristiques sont chiffrés en nombre de dés. Elles sont évaluées sur l'échelle suivante :</text:p>
      <table:table table:name="Carac" table:style-name="Carac">
        <table:table-column table:style-name="Carac.A"/>
        <table:table-column table:style-name="Carac.B"/>
        <table:table-row>
          <table:table-cell table:style-name="Carac.A1" office:value-type="string">
            <text:p text:style-name="P24">Valeur</text:p>
          </table:table-cell>
          <table:table-cell table:style-name="Carac.A1" office:value-type="string">
            <text:p text:style-name="P24">Niveau</text:p>
          </table:table-cell>
        </table:table-row>
        <table:table-row>
          <table:table-cell table:style-name="Carac.A4" office:value-type="string">
            <text:p text:style-name="P20">1</text:p>
          </table:table-cell>
          <table:table-cell table:style-name="Carac.B2" office:value-type="string">
            <text:p text:style-name="P20">Handicapé</text:p>
          </table:table-cell>
        </table:table-row>
        <table:table-row>
          <table:table-cell table:style-name="Carac.A3" office:value-type="string">
            <text:p text:style-name="P20">2</text:p>
          </table:table-cell>
          <table:table-cell table:style-name="Carac.A3" office:value-type="string">
            <text:p text:style-name="P20">Plutôt Faible</text:p>
          </table:table-cell>
        </table:table-row>
        <table:table-row>
          <table:table-cell table:style-name="Carac.A4" office:value-type="string">
            <text:p text:style-name="P20">3</text:p>
          </table:table-cell>
          <table:table-cell table:style-name="Carac.B4" office:value-type="string">
            <text:p text:style-name="P20">Dans la moyenne</text:p>
          </table:table-cell>
        </table:table-row>
        <table:table-row>
          <table:table-cell table:style-name="Carac.A3" office:value-type="string">
            <text:p text:style-name="P20">4</text:p>
          </table:table-cell>
          <table:table-cell table:style-name="Carac.A3" office:value-type="string">
            <text:p text:style-name="P20">Supérieur à la moyenne</text:p>
          </table:table-cell>
        </table:table-row>
        <table:table-row>
          <table:table-cell table:style-name="Carac.A6" office:value-type="string">
            <text:p text:style-name="P20">5</text:p>
          </table:table-cell>
          <table:table-cell table:style-name="Carac.B6" office:value-type="string">
            <text:p text:style-name="P20">Exceptionnel</text:p>
          </table:table-cell>
        </table:table-row>
      </table:table>
      <text:p text:style-name="P9"/>
      <text:p text:style-name="P10">Lors de la création de personnages, vous devrez attribuer dans vos caractéristiques les valeurs suivantes :</text:p>
      <text:p text:style-name="P11">5 / 4/ 3 / 2 / 1</text:p>
      <text:p text:style-name="P7"><text:span text:style-name="T31">Le 1 devra être obligatoirement attribu</text:span><text:span text:style-name="T32">é </text:span><text:span text:style-name="T31">soit à "Sorcier", soit à "Technologue". Seul les prêtres d'Imshar ont percé le secret qui permet d'aller magie et technologie.</text:span></text:p>
      <text:h text:style-name="P58" text:outline-level="2"><text:bookmark-start text:name="__RefHeading__389_1400806171"/>Choisir ses aspects<text:bookmark-end text:name="__RefHeading__389_1400806171"/></text:h>
      <text:p text:style-name="Corps_20_de_20_Texte_20__2b__20_Lettrine"><text:span text:style-name="T33">Les aspects représentent toutes les spécificités du personnage, ce qu'il a pu acquérir au fil du temps : </text:span><text:span text:style-name="T35">s</text:span><text:span text:style-name="T33">es talents, ces connaissances, </text:span><text:span text:style-name="T35">s</text:span><text:span text:style-name="T33">es motivations, son caractère, ou même les équipements très particulier</text:span><text:span text:style-name="T34">s</text:span><text:span text:style-name="T33"> qu'il a pu acquérir.</text:span></text:p>
      <text:p text:style-name="P12">Lors de la création de personnage il vous sera demandé de choisir :</text:p>
      <text:list xml:id="list6845422451396276987" text:style-name="L2">
        <text:list-item>
          <text:p text:style-name="P32">3 talents qui correspondent à ce que le personnage à apprit : son métier, ses hobbys, …</text:p>
        </text:list-item>
        <text:list-item>
          <text:p text:style-name="P32">2 motivations qui dicte la ligne de conduite du personnage, décrit quel est son centre <text:span text:style-name="T36">d’intérêt</text:span>, pourquoi il est parti à l'aventure.</text:p>
        </text:list-item>
        <text:list-item>
          <text:p text:style-name="P33">Un dernier aspect libre qui peut très bien être un talent, une motivation, un équipement spécial, ou tout autre chose que le joueur veut mettre en avant.</text:p>
        </text:list-item>
      </text:list>
      <text:p text:style-name="P14">En termes de jeu, il n'y aura pas de différence dans le traitement d'une motivation, d'un talent ou de tout autre aspect. Les aspects sont au choix du joueur et, biensur, soumis à validation du conteur.</text:p>
      <text:p text:style-name="P13"><text:span text:style-name="T37">C</text:span><text:span text:style-name="T36">hacun de ses aspects commencent avec une valeur de +1 </text:span><text:span text:style-name="T37">et pourra être augmenté à l'étape suivant.</text:span></text:p>
      <text:h text:style-name="P59" text:outline-level="2"><text:bookmark-start text:name="__RefHeading__391_1400806171"/><text:soft-page-break/>Valoriser ses aspects<text:bookmark-end text:name="__RefHeading__391_1400806171"/></text:h>
      <text:p text:style-name="Corps_20_de_20_Texte_20__2b__20_Lettrine"><text:span text:style-name="T39">Tous les aspects d'un personnage ne sont pas égaux : certains seront de plus grande importance pour le personnage, plus marqué. C'est grâce à cette étape que l'on </text:span><text:span text:style-name="T42">effect</text:span><text:span text:style-name="T43">ue</text:span><text:span text:style-name="T39"> cette différence. Le joueur possède cinq +1 à répartir dans ces différent</text:span><text:span text:style-name="T40">s aspects</text:span><text:span text:style-name="T39">.</text:span></text:p>
      <text:p text:style-name="P15">Les aspects s'évaluent sur l'échelle suivante :</text:p>
      <text:p text:style-name="P15"/>
      <table:table table:name="Tableau1" table:style-name="Tableau1">
        <table:table-column table:style-name="Tableau1.A"/>
        <table:table-column table:style-name="Tableau1.B"/>
        <table:table-row>
          <table:table-cell table:style-name="Tableau1.A1" office:value-type="string">
            <text:p text:style-name="P25">Valeur</text:p>
          </table:table-cell>
          <table:table-cell table:style-name="Tableau1.A1" office:value-type="string">
            <text:p text:style-name="P25">Niveau</text:p>
          </table:table-cell>
        </table:table-row>
        <table:table-row>
          <table:table-cell table:style-name="Tableau1.A4" office:value-type="string">
            <text:p text:style-name="P21"><text:span text:style-name="T38">+</text:span>1</text:p>
          </table:table-cell>
          <table:table-cell table:style-name="Tableau1.B2" office:value-type="string">
            <text:p text:style-name="P22">Faible</text:p>
          </table:table-cell>
        </table:table-row>
        <table:table-row>
          <table:table-cell table:style-name="Tableau1.A3" office:value-type="string">
            <text:p text:style-name="P21"><text:span text:style-name="T38">+</text:span>2</text:p>
          </table:table-cell>
          <table:table-cell table:style-name="Tableau1.A3" office:value-type="string">
            <text:p text:style-name="P23">Important</text:p>
          </table:table-cell>
        </table:table-row>
        <table:table-row>
          <table:table-cell table:style-name="Tableau1.A4" office:value-type="string">
            <text:p text:style-name="P21"><text:span text:style-name="T38">+</text:span>3</text:p>
          </table:table-cell>
          <table:table-cell table:style-name="Tableau1.B4" office:value-type="string">
            <text:p text:style-name="P22">Dominant chez le personnage</text:p>
          </table:table-cell>
        </table:table-row>
        <table:table-row>
          <table:table-cell table:style-name="Tableau1.A3" office:value-type="string">
            <text:p text:style-name="P21"><text:span text:style-name="T38">+</text:span>4</text:p>
          </table:table-cell>
          <table:table-cell table:style-name="Tableau1.A3" office:value-type="string">
            <text:p text:style-name="P22">Exceptionnel !</text:p>
          </table:table-cell>
        </table:table-row>
        <table:table-row>
          <table:table-cell table:style-name="Tableau1.A6" office:value-type="string">
            <text:p text:style-name="P21"><text:span text:style-name="T38">+</text:span>5</text:p>
          </table:table-cell>
          <table:table-cell table:style-name="Tableau1.B6" office:value-type="string">
            <text:p text:style-name="P21">D<text:span text:style-name="T38">igne des plus grands héros</text:span></text:p>
          </table:table-cell>
        </table:table-row>
      </table:table>
      <text:p text:style-name="P16"/>
      <text:p text:style-name="P34"><text:span text:style-name="T44">À</text:span><text:span text:style-name="T41"> la création du personnage, </text:span><text:span text:style-name="T40">aucun aspect ne peut </text:span><text:span text:style-name="T42">excéder</text:span><text:span text:style-name="T40"> +3.</text:span></text:p>
      <text:h text:style-name="P61" text:outline-level="2"><text:bookmark-start text:name="__RefHeading__2176_1344227510"/>L’équipement<text:bookmark-end text:name="__RefHeading__2176_1344227510"/></text:h>
      <text:p text:style-name="P70">Dresser des listes d'équipements interminables n'a, à mon sens, rien d'intéressant. Le système de jeu utilisé met volontairement les équipements en retrait en ne les comptabilisant pas pour l'échec ou la réussite d'une action.</text:p>
      <text:p text:style-name="P36"><text:span text:style-name="T49">À</text:span><text:span text:style-name="T52"> la création, le joueur doit dresser une liste des équipements important de son personnage, ce qui est "hors-norme". N'essayez pas d'optimiser outre mesure : restez logique et </text:span><text:span text:style-name="T53">choisissez</text:span><text:span text:style-name="T52"> en fonction des compétences de votre personnage. Le MJ validera ensuite la liste : libre à lui de refuse</text:span><text:span text:style-name="T53">r</text:span><text:span text:style-name="T52"> </text:span><text:span text:style-name="T50">tous</text:span><text:span text:style-name="T52"> les </text:span><text:span text:style-name="T50">éléments</text:span><text:span text:style-name="T52"> qui ne sont pas appropriés.</text:span></text:p>
      <text:h text:style-name="P61" text:outline-level="2"><text:bookmark-start text:name="__RefHeading__255_1500032861"/><text:span text:style-name="T54">H</text:span>istorique et Personnalité<text:bookmark-end text:name="__RefHeading__255_1500032861"/></text:h>
      <text:p text:style-name="P71">Dernière étape de la création, et non des moindres : l'historique. Inutile d'écrire un roman entier sur votre personnage ! Concentrez-vous principalement sur deux choses :</text:p>
      <text:list xml:id="list423730647698935642" text:style-name="L3">
        <text:list-item>
          <text:p text:style-name="P38">Définir et mettre en avant les éléments de votre personnage qui pourront être utile au meneur du jeu : vos ennemis ou amis, vos objectifs, … Ne négligez pas cette phase ! Il est toujours plus agréable quand un scénario met en avant les particularités de son personnage, mais pour cela, il faut donner au MJ les moyens de le faire ! </text:p>
        </text:list-item>
        <text:list-item>
          <text:p text:style-name="P37"><text:soft-page-break/><text:span text:style-name="T50">Cernez correctement son personnage pour savoir comment ils réagiraient au</text:span><text:span text:style-name="T51">x</text:span><text:span text:style-name="T50"> différentes situations. Vous allez durant le jeu interpréter le personnage : avoir une bonne idée de ses valeurs et de sa manière de penser est donc très important !</text:span></text:p>
        </text:list-item>
      </text:list>
      <text:h text:style-name="P27" text:outline-level="1"><text:bookmark-start text:name="__RefHeading__951_1344227510"/><text:span text:style-name="T48">Système de Jeu</text:span><text:bookmark-end text:name="__RefHeading__951_1344227510"/></text:h>
      <text:h text:style-name="P60" text:outline-level="2"><text:bookmark-start text:name="__RefHeading__2178_1344227510"/><text:span text:style-name="T49">Résoudre une action</text:span><text:bookmark-end text:name="__RefHeading__2178_1344227510"/></text:h>
      <text:p text:style-name="Corps_20_de_20_Texte_20__2b__20_Lettrine"><text:span text:style-name="T55">Parfois, un doute subsiste dans l'issue d'une action : la difficulté est tel que les chances du personnage soit réduite ou les conditions environnantes ne sont simplement pas favorable (situation de stress). </text:span><text:span text:style-name="T56">Dans ces moments, il est nécessaire de faire intervenir le système de jeu pour déterminer la réussite.</text:span></text:p>
      <text:p text:style-name="P39"><text:span text:style-name="T56">La résolution d'une action va suivre les étapes suivantes :</text:span></text:p>
      <text:list xml:id="list3345997479238864118" text:style-name="L4">
        <text:list-item>
          <text:p text:style-name="P41"><text:span text:style-name="T66">Intention et enjeux</text:span></text:p>
        </text:list-item>
        <text:list-item>
          <text:p text:style-name="P40"><text:span text:style-name="T56">Choix de la caractéristique</text:span></text:p>
        </text:list-item>
        <text:list-item>
          <text:p text:style-name="P40"><text:span text:style-name="T56">Choix des aspects qui entreront en jeu</text:span></text:p>
        </text:list-item>
        <text:list-item>
          <text:p text:style-name="P40"><text:span text:style-name="T56">Lancer des dés et calculer le score obtenu</text:span></text:p>
        </text:list-item>
        <text:list-item>
          <text:p text:style-name="P40"><text:span text:style-name="T56">Déterminer le degré de réussite</text:span></text:p>
        </text:list-item>
        <text:list-item>
          <text:p text:style-name="P40"><text:span text:style-name="T56">Décrire l'action et ses effets</text:span></text:p>
        </text:list-item>
      </text:list>
      <text:h text:style-name="P67" text:outline-level="3"><text:span text:style-name="T66">Intention et enjeux</text:span></text:h>
      <text:p text:style-name="P48"><text:span text:style-name="T66">La première étape de résolution d'une action est de décrire l'intention du personnage (que veut-il faire ? Comment ? Pourquoi ?) et les enjeux (que se passe t-il s'il réussit ? Que se passe t-il s'il échoue). Nous incitons fortement à décrire avec soin les enjeux de votre action. Il est plus intéressant de tenter une action quand on sait ce que l'on risque !</text:span></text:p>
      <text:h text:style-name="P63" text:outline-level="3"><text:span text:style-name="T57">Choix de la caractéristique</text:span></text:h>
      <text:p text:style-name="Corps_20_de_20_Texte_20__2b__20_Lettrine"><text:span text:style-name="T57">Les différentes caractéristiques sont définis dans la section sur la création du personnage. Chaque action dépend de l'une d'entre-elle. Lorsque le système de résolution intervient, c'est le conteur qui détermine quels caractéristiques utilisés.</text:span></text:p>
      <text:p text:style-name="P42"><text:span text:style-name="T57">Par exemple, s'il s'agit de piloter un speeder au milieu des montagnes, la caractéristique utilisé sera « Aventurier ». Au contraire, s'il s'agit d'interpréter un vieux grimoire occulte dans le but de déterminer quelle invocation un sombre nécromant va effectuer, « Sorcier » sera plus approprié.</text:span></text:p>
      <text:h text:style-name="Heading_20_3" text:outline-level="3"><text:span text:style-name="T57">Choix des aspects</text:span></text:h>
      <text:p text:style-name="Corps_20_de_20_Texte_20__2b__20_Lettrine"><text:span text:style-name="T57">Les aspects représentent les différentes facettes d'un personnage. Lors de la résolution, le joueur va proposer le ou les aspects qu'il estime concerné, au conteur. C'est ce dernier qui décidera si le choix est pertinent et qui refusera ce qu'il juge inapproprié.</text:span></text:p>
      <text:p text:style-name="Text_20_body"><text:span text:style-name="T57">Par exemple, l'aspect « Protéger son équipage, coûte que coûte » interviendra sûrement dans une action qui consiste à s'interposer entre un démon et le pilote du vaisseau, par contre il y a peu de chance </text:span><text:soft-page-break/><text:span text:style-name="T57">qu'il soit effectif quand il s'agit de séduire une donzelle pour son propre plaisir.</text:span></text:p>
      <text:h text:style-name="P64" text:outline-level="3"><text:span text:style-name="T58">Calcul du score obtenue</text:span></text:h>
      <text:p text:style-name="Corps_20_de_20_Texte_20__2b__20_Lettrine"><text:span text:style-name="T58">À cette étape, le joueur va commencer par lancer les dés. Le nombre de dé à lancer est déterminé par sa caractéristique. Limbes Stellaires utilise uniquement des dés à 6 faces. Une fois les dé lancer, il y a plusieurs manières de calculer :</text:span></text:p>
      <text:list xml:id="list5477518821365752798" text:style-name="L5">
        <text:list-item>
          <text:p text:style-name="P44"><text:span text:style-name="T58">Le joueur peut décider de prendre un dé seul (en général le plus élevé) comme résultat du lancer. Par exemple, il lance 3d et obtient 4, 2 et 1. Son score peut donc être de 4.</text:span></text:p>
        </text:list-item>
        <text:list-item>
          <text:p text:style-name="P44"><text:span text:style-name="T58">Le joueur peut également décider de prendre plusieurs dés indiquant la même valeur. Dans ce cas le résultat est égal à la valeur du dé auquel on ajoute 1 par dé supplémentaire. Par exemple, le joueur lance 5d et obtient : 4, 4, 4, 5, 3. Il peut décider de prendre les 4 pour un résultat de 4 + 2 (2 dés supplémentaires) soit un résultat de 6.</text:span></text:p>
        </text:list-item>
      </text:list>
      <text:p text:style-name="P43"><text:span text:style-name="T58">Une fois le résultat du lancer déterminé, il est temps de calculer le score du joueur. Le score est égal à :</text:span></text:p>
      <text:p text:style-name="P45"><text:span text:style-name="T58">Résultat des dés + Somme des bonus des aspects intervenant sur le jet.</text:span></text:p>
      <text:h text:style-name="P64" text:outline-level="3"><text:span text:style-name="T58">Déterminer le degré de réussite</text:span></text:h>
      <text:p text:style-name="Corps_20_de_20_Texte_20__2b__20_Lettrine"><text:span text:style-name="T59">Pour déterminer si le résultat est une réussite ou un échec, nous allons le comparer à une valeur de difficulté. Le conteur est libre d'affecter à chaque action la valeur qu'il trouve convenable. Une échelle des difficultés standard a été établi avant de servir de point de références.</text:span></text:p>
      <text:p text:style-name="P46"><text:span text:style-name="T59"/></text:p>
      <table:table table:name="Difficulte" table:style-name="Difficulte">
        <table:table-column table:style-name="Difficulte.A"/>
        <table:table-column table:style-name="Difficulte.B"/>
        <table:table-row>
          <table:table-cell table:style-name="Difficulte.A1" office:value-type="string">
            <text:p text:style-name="P73"><text:span text:style-name="T59">Difficulté</text:span></text:p>
          </table:table-cell>
          <table:table-cell table:style-name="Difficulte.B1" office:value-type="string">
            <text:p text:style-name="P73"><text:span text:style-name="T59">Valeur</text:span></text:p>
          </table:table-cell>
        </table:table-row>
        <table:table-row>
          <table:table-cell table:style-name="Difficulte.A4" office:value-type="string">
            <text:p text:style-name="P72"><text:span text:style-name="T59">Ok, facile</text:span></text:p>
          </table:table-cell>
          <table:table-cell table:style-name="Difficulte.B4" office:value-type="string">
            <text:p text:style-name="P72"><text:span text:style-name="T59">3</text:span></text:p>
          </table:table-cell>
        </table:table-row>
        <table:table-row>
          <table:table-cell table:style-name="Difficulte.A3" office:value-type="string">
            <text:p text:style-name="P72"><text:span text:style-name="T59">Malaisé</text:span></text:p>
          </table:table-cell>
          <table:table-cell table:style-name="Difficulte.B3" office:value-type="string">
            <text:p text:style-name="P72"><text:span text:style-name="T59">5</text:span></text:p>
          </table:table-cell>
        </table:table-row>
        <table:table-row>
          <table:table-cell table:style-name="Difficulte.A4" office:value-type="string">
            <text:p text:style-name="P72"><text:span text:style-name="T59">Difficile</text:span></text:p>
          </table:table-cell>
          <table:table-cell table:style-name="Difficulte.B4" office:value-type="string">
            <text:p text:style-name="P72"><text:span text:style-name="T59">8</text:span></text:p>
          </table:table-cell>
        </table:table-row>
        <table:table-row>
          <table:table-cell table:style-name="Difficulte.A3" office:value-type="string">
            <text:p text:style-name="P72"><text:span text:style-name="T59">Très difficile</text:span></text:p>
          </table:table-cell>
          <table:table-cell table:style-name="Difficulte.B3" office:value-type="string">
            <text:p text:style-name="P72"><text:span text:style-name="T59">11</text:span></text:p>
          </table:table-cell>
        </table:table-row>
        <table:table-row>
          <table:table-cell table:style-name="Difficulte.A6" office:value-type="string">
            <text:p text:style-name="P72"><text:span text:style-name="T59">Héroïque</text:span></text:p>
          </table:table-cell>
          <table:table-cell table:style-name="Difficulte.B6" office:value-type="string">
            <text:p text:style-name="P72"><text:span text:style-name="T59">14</text:span></text:p>
          </table:table-cell>
        </table:table-row>
      </table:table>
      <text:p text:style-name="P46"><text:span text:style-name="T59"/></text:p>
      <text:p text:style-name="P46"><text:span text:style-name="T59">La différence entre le score obtenu et la difficulté est appelé marge de réussite, ou d'échec. La marge permet d'évaluer l'ampleur de la réussite ou de l'échec :</text:span></text:p>
      <text:p text:style-name="P46"><text:span text:style-name="T59"/></text:p>
      <table:table table:name="Tableau2" table:style-name="Tableau2">
        <table:table-column table:style-name="Tableau2.A"/>
        <table:table-column table:style-name="Tableau2.B"/>
        <table:table-column table:style-name="Tableau2.C"/>
        <table:table-row>
          <table:table-cell table:style-name="Tableau2.A1" office:value-type="string">
            <text:p text:style-name="P73"><text:span text:style-name="T59">Marge</text:span></text:p>
          </table:table-cell>
          <table:table-cell table:style-name="Tableau2.A1" office:value-type="string">
            <text:p text:style-name="P73"><text:span text:style-name="T59">Degré de réussite</text:span></text:p>
          </table:table-cell>
          <table:table-cell table:style-name="Tableau2.C1" office:value-type="string">
            <text:p text:style-name="P73"><text:span text:style-name="T59">Degré d’échec</text:span></text:p>
          </table:table-cell>
        </table:table-row>
        <table:table-row>
          <table:table-cell table:style-name="Tableau2.A4" office:value-type="string">
            <text:p text:style-name="P72"><text:span text:style-name="T59">0-1</text:span></text:p>
          </table:table-cell>
          <table:table-cell table:style-name="Tableau2.B2" office:value-type="string">
            <text:p text:style-name="P72"><text:span text:style-name="T59">Réussit de justesse</text:span></text:p>
          </table:table-cell>
          <table:table-cell table:style-name="Tableau2.C2" office:value-type="string">
            <text:p text:style-name="P72"><text:span text:style-name="T59">Loupé de peu</text:span></text:p>
          </table:table-cell>
        </table:table-row>
        <table:table-row>
          <table:table-cell table:style-name="Tableau2.A3" office:value-type="string">
            <text:p text:style-name="P72"><text:span text:style-name="T59">2-3</text:span></text:p>
          </table:table-cell>
          <table:table-cell table:style-name="Tableau2.A3" office:value-type="string">
            <text:p text:style-name="P72"><text:span text:style-name="T59">Réussite standard</text:span></text:p>
          </table:table-cell>
          <table:table-cell table:style-name="Tableau2.C3" office:value-type="string">
            <text:p text:style-name="P72"><text:span text:style-name="T59">Ça aurait pu être pire...</text:span></text:p>
          </table:table-cell>
        </table:table-row>
        <table:table-row>
          <table:table-cell table:style-name="Tableau2.A4" office:value-type="string">
            <text:p text:style-name="P72"><text:span text:style-name="T59">4-5</text:span></text:p>
          </table:table-cell>
          <table:table-cell table:style-name="Tableau2.B4" office:value-type="string">
            <text:p text:style-name="P72"><text:span text:style-name="T59">Réussi relax</text:span></text:p>
          </table:table-cell>
          <table:table-cell table:style-name="Tableau2.C4" office:value-type="string">
            <text:p text:style-name="P72">O<text:span text:style-name="T59">uch, ça fait mal</text:span></text:p>
          </table:table-cell>
        </table:table-row>
        <table:table-row>
          <table:table-cell table:style-name="Tableau2.A3" office:value-type="string">
            <text:p text:style-name="P72"><text:span text:style-name="T59">6+</text:span></text:p>
          </table:table-cell>
          <table:table-cell table:style-name="Tableau2.A3" office:value-type="string">
            <text:p text:style-name="P72"><text:span text:style-name="T59">Réussite exceptionnelle !</text:span></text:p>
          </table:table-cell>
          <table:table-cell table:style-name="Tableau2.C3" office:value-type="string">
            <text:p text:style-name="P72"><text:span text:style-name="T59">Catastrophe !</text:span></text:p>
          </table:table-cell>
        </table:table-row>
      </table:table>
      <text:h text:style-name="P65" text:outline-level="3"><text:soft-page-break/><text:span text:style-name="T60">Décrire</text:span></text:h>
      <text:p text:style-name="Corps_20_de_20_Texte_20__2b__20_Lettrine"><text:span text:style-name="T60">Armée des informations concernant la réussite, il faut maintenant la décrire ! En règle général, c'est au joueur qu'incombe cette responsabilité : il pourra ainsi bien mettre en valeur son personnage et ses spécificités. La description doit mettre en avant l'action, le degré de réussite, et les aspects utilisés.</text:span></text:p>
      <text:h text:style-name="P66" text:outline-level="3"><text:span text:style-name="T65">Action en </text:span><text:span text:style-name="T61">Opposition</text:span></text:h>
      <text:p text:style-name="Corps_20_de_20_Texte_20__2b__20_Lettrine"><text:span text:style-name="T61">Parfois, l'action d'une personnage n'aura pas comme adversaire une difficulté fixe mais une action d'une autre personnage (joueur, ou non) : c'est ce que l'on appelle une action en opposition. </text:span><text:span text:style-name="T62">C'est par exemple le cas dans une action de combat.</text:span></text:p>
      <text:p text:style-name="P47"><text:span text:style-name="T62">Dans ce cas de figure, chaque joueur va </text:span><text:span text:style-name="T64">effectuer</text:span><text:span text:style-name="T62"> un jet. Les scores seront alors comparés entre-eux, déterminant ainsi le degré de réussite ou d'échec. </text:span><text:span text:style-name="T63">Le reste du jet se déroule exactement de la même manière qu'un jet standard.</text:span></text:p>
      <text:h text:style-name="P62" text:outline-level="2"><text:bookmark-start text:name="__RefHeading__2180_1344227510"/><text:span text:style-name="T67">Adrénaline et Stress</text:span><text:bookmark-end text:name="__RefHeading__2180_1344227510"/></text:h>
      <text:p text:style-name="Corps_20_de_20_Texte_20__2b__20_Lettrine"><text:span text:style-name="T68">Les personnages de Limbes Stellaires sont des héros, des hommes capable</text:span><text:span text:style-name="T69">s</text:span><text:span text:style-name="T68"> de se dépasser et d'accomplir parfois l'impossible. </text:span><text:span text:style-name="T70">Aller au</text:span><text:span text:style-name="T75">-</text:span><text:span text:style-name="T70">délà de ses capacités de mortels ne se fait toutefois pas sans conséquence : cela engendre de la fatigue, du stress, et sera nécessairement à la base d'un contrecoup.</text:span></text:p>
      <text:p text:style-name="P49"><text:span text:style-name="T70">Pour </text:span><text:span text:style-name="T71">refléter</text:span><text:span text:style-name="T70"> cela, le mécanisme de Limbes Stellaires met en avant un mécanisme </text:span><text:span text:style-name="T71">appelé</text:span><text:span text:style-name="T70"> "Adrénaline et Stress".</text:span></text:p>
      <text:h text:style-name="P68" text:outline-level="3"><text:span text:style-name="T70">Adrénaline</text:span></text:h>
      <text:p text:style-name="Corps_20_de_20_Texte_20__2b__20_Lettrine"><text:span text:style-name="T70">L'adrénaline est un pool de points à disposition des joueurs. À tout moment, un joueur peut décider d'utiliser de l'adrénaline pour augmenter ses chances de réussir une action. Dans ce cas, l'adrénaline va déclencher un second jet de dé :</text:span></text:p>
      <text:list xml:id="list2263516869883514460" text:style-name="L6">
        <text:list-item>
          <text:p text:style-name="P50"><text:span text:style-name="T70">Le joueur lance un dé par point d'adrénaline dépensé</text:span></text:p>
        </text:list-item>
        <text:list-item>
          <text:p text:style-name="P50"><text:span text:style-name="T70">Le calcul du score de se </text:span><text:span text:style-name="T71">lancer</text:span><text:span text:style-name="T70"> se fait comme pour un jet normal</text:span></text:p>
        </text:list-item>
        <text:list-item>
          <text:p text:style-name="P50"><text:span text:style-name="T70">Le résultat de ce jet de dé se rajoute au score du personnage</text:span></text:p>
        </text:list-item>
      </text:list>
      <text:p text:style-name="P51"><text:span text:style-name="T70">Il est possible de faire appel à l'adrénaline après avoir effectué son lancer de dé standard.</text:span><text:span text:style-name="T72"> Dans une partie standard de Limbes Stellaires, les joueurs ont à dispositions 5 points d'Adrénaline. Ces points sont communs à tous les joueurs.</text:span></text:p>
      <text:p text:style-name="P51"><text:span text:style-name="T72">Les points d'Adrénaline dépensé se transforme en point de Stress.</text:span></text:p>
      <text:h text:style-name="P69" text:outline-level="3"><text:span text:style-name="T72">Stress</text:span></text:h>
      <text:p text:style-name="P52"><text:span text:style-name="T73">Le stress constitue un pool de points qui sera à disposition du conteur pour mettre des bâtons dans les roues des joueurs. Au début, ce pool ne comprend aucun point. Il sera rempli au fur et à mesure de </text:span><text:soft-page-break/><text:span text:style-name="T73">la dépense d'adrénaline des joueurs.</text:span></text:p>
      <text:p text:style-name="P53"><text:span text:style-name="T74">Le conteur peut dépenser les points de stress sur l'action de l'un des personnages. Dans ce cas, le stress va déclencher un nouveau jet de dé :</text:span></text:p>
      <text:list xml:id="list5878659563190027887" text:style-name="L7">
        <text:list-item>
          <text:p text:style-name="P54"><text:span text:style-name="T74">Le joueur va lancer un dé par point de stress dépensé par le conteur</text:span></text:p>
        </text:list-item>
        <text:list-item>
          <text:p text:style-name="P54"><text:span text:style-name="T74">Le calcul du score de se lancer se faire comme pour un jet normal</text:span></text:p>
        </text:list-item>
        <text:list-item>
          <text:p text:style-name="P54"><text:span text:style-name="T74">Le résultat de ce jet de dé sera soustrait au score obtenu par le joueur.</text:span></text:p>
        </text:list-item>
      </text:list>
      <text:p text:style-name="P53"><text:span text:style-name="T74">Le conteur peut faire appel au stress après le lancé de dé standard du joueur, et même après que celui-ci est dépensé de l'adrénaline. Il ne peut toutefois pas dépensé les points d'adrénaline que le joueur vient juste de transformer en stress.</text:span></text:p>
      <text:p text:style-name="P53"><text:span text:style-name="T74">Une fois dépensé, les points de Stress redeviennent des points d'Adrénaline.</text:span></text:p>
      <text:h text:style-name="P28" text:outline-level="1"><text:bookmark-start text:name="__RefHeading__953_1344227510"/><text:span text:style-name="T48">Un peu d'histoire... ou de légendes</text:span><text:bookmark-end text:name="__RefHeading__953_1344227510"/></text:h>
      <text:p text:style-name="P35"><text:span text:style-name="T48"/></text:p>
      <text:h text:style-name="P27" text:outline-level="1"><text:bookmark-start text:name="__RefHeading__955_1344227510"/><text:span text:style-name="T48">Vivre dans les mondes connus</text:span><text:bookmark-end text:name="__RefHeading__955_1344227510"/></text:h>
      <text:p text:style-name="P35"><text:span text:style-name="T48"/></text:p>
      <text:h text:style-name="P27" text:outline-level="1"><text:bookmark-start text:name="__RefHeading__957_1344227510"/><text:span text:style-name="T48">Le Quadran du Dieu Fou</text:span><text:bookmark-end text:name="__RefHeading__957_134422751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ardinal Alternate" svg:font-family="'Cardinal Alternate'" style:font-adornments="Gras" style:font-pitch="variable"/>
    <style:font-face style:name="Garamond" svg:font-family="Garamond" style:font-adornments="Normal" style:font-family-generic="roman" style:font-pitch="variable"/>
    <style:font-face style:name="Times New Roman" svg:font-family="'Times New Roman'" style:font-family-generic="roman" style:font-pitch="variable"/>
    <style:font-face style:name="Old English Text MT" svg:font-family="'Old English Text MT'" style:font-adornments="Normal"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01cm" fo:margin-bottom="0.21cm" style:contextual-spacing="false" fo:text-align="justify" style:justify-single-word="false" fo:text-indent="0.499cm" style:auto-text-indent="false">
        <style:drop-cap/>
      </style:paragraph-properties>
      <style:text-properties style:font-name="Garamond"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ab-stops/>
      </style:paragraph-properties>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fo:background-color="transparent" style:shadow="none">
        <style:tab-stops/>
        <style:background-image/>
      </style:paragraph-properties>
      <style:text-properties style:font-name="Cardinal 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82cm" fo:margin-bottom="0.81cm" style:contextual-spacing="false" fo:text-indent="0cm" style:auto-text-indent="false" style:page-number="auto" fo:background-color="transparent" fo:padding="0.049cm" fo:border-left="none" fo:border-right="none" fo:border-top="none" fo:border-bottom="1.56pt solid #000000" style:shadow="none">
        <style:tab-stops/>
        <style:background-image/>
      </style:paragraph-properties>
      <style:text-properties style:font-name="Cardinal Alternate"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rdinal Alternate" fo:font-size="14pt" fo:font-weight="bold" style:font-size-asian="14pt" style:font-weight-asian="bold" style:font-size-complex="14pt" style:font-weight-complex="bold"/>
    </style:style>
    <style:style style:name="Nouvelle" style:family="paragraph" style:parent-style-name="Standard">
      <style:paragraph-properties fo:text-align="justify" style:justify-single-word="false"/>
      <style:text-properties fo:font-style="italic" style:font-size-asian="10.5pt"/>
    </style:style>
    <style:style style:name="Corps_20_de_20_Texte_20__2b__20_Lettrine" style:display-name="Corps de Texte + Lettrine" style:family="paragraph" style:parent-style-name="Text_20_body" style:next-style-name="Text_20_body">
      <style:paragraph-properties>
        <style:drop-cap style:lines="2" style:style-name="Drop_20_Caps"/>
      </style:paragraph-properties>
    </style:style>
    <style:style style:name="Table_20_Contents" style:display-name="Table Contents" style:family="paragraph" style:parent-style-name="Standard" style:class="extra">
      <style:paragraph-properties fo:margin-top="0cm" fo:margin-bottom="0.3cm" style:contextual-spacing="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Cardinal Alternate"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3cm" fo:margin-bottom="0cm" style:contextual-spacing="false" fo:text-indent="0cm" style:auto-text-indent="false" style:page-number="auto" fo:background-color="transparent" style:shadow="none">
        <style:tab-stops>
          <style:tab-stop style:position="17cm" style:type="right"/>
        </style:tab-stops>
        <style:drop-cap style:lines="3" style:style-name="Drop_20_Caps"/>
        <style:background-image/>
      </style:paragraph-properties>
      <style:text-properties style:font-name="Garamond" fo:font-size="13pt"/>
    </style:style>
    <style:style style:name="Contents_20_2" style:display-name="Contents 2" style:family="paragraph" style:parent-style-name="Index" style:class="index" style:master-page-name="">
      <style:paragraph-properties fo:margin-left="1cm" fo:margin-right="0cm" fo:text-indent="0cm" style:auto-text-indent="false" style:page-number="auto" fo:background-color="transparent" style:shadow="none">
        <style:tab-stops>
          <style:tab-stop style:position="16.501cm" style:type="right" style:leader-style="solid" style:leader-text="x"/>
        </style:tab-stops>
        <style:background-image/>
      </style:paragraph-properties>
      <style:text-properties style:font-name="Garamon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Emphasis" style:family="text">
      <style:text-properties fo:font-style="italic" style:font-style-asian="italic" style:font-style-complex="italic"/>
    </style:style>
    <style:style style:name="Drop_20_Caps" style:display-name="Drop Caps" style:family="text">
      <style:text-properties style:font-name="Old English Text MT"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Definition"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style:font-name-asian="NSimSun"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bd5ec1" officeooo:paragraph-rsid="00bd5ec1"/>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8T17:23:08.55</meta:creation-date>
    <dc:date>2013-09-22T15:01:09.18</dc:date>
    <meta:editing-duration>PT18H13M16S</meta:editing-duration>
    <meta:editing-cycles>318</meta:editing-cycles>
    <meta:generator>LibreOffice/4.0.5.2$Windows_x86 LibreOffice_project/5464147a081647a250913f19c0715bca595af2f</meta:generator>
    <meta:document-statistic meta:table-count="4" meta:image-count="0" meta:object-count="0" meta:page-count="15" meta:paragraph-count="172" meta:word-count="2891" meta:character-count="16872" meta:non-whitespace-character-count="14175"/>
  </office:meta>
</office:document-meta>
</file>